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mmary of Pros/Cons/Strengths of the different algorithms on the training data set used in the course </text:p>
      <text:p text:style-name="Standard"/>
      <text:p text:style-name="Standard">Data Set summary:</text:p>
      <text:list xml:id="list40382339" text:style-name="L4">
        <text:list-item>
          <text:p text:style-name="P4">Training data set consists of emails from two individuals:</text:p>
          <text:list>
            <text:list-item>
              <text:p text:style-name="P4">Chris emails: 7936</text:p>
            </text:list-item>
            <text:list-item>
              <text:p text:style-name="P4">Sara emails: 7884</text:p>
            </text:list-item>
          </text:list>
        </text:list-item>
      </text:list>
      <text:p text:style-name="Standard"/>
      <text:p text:style-name="Standard"/>
      <text:p text:style-name="Standard">Naïve Bayes</text:p>
      <text:list xml:id="list40171030" text:style-name="L3">
        <text:list-item>
          <text:p text:style-name="P3">Works well when data is noisy</text:p>
        </text:list-item>
        <text:list-item>
          <text:p text:style-name="P3">Analysis stats</text:p>
          <text:list>
            <text:list-item>
              <text:p text:style-name="P3">Training time: 3.855 sec</text:p>
            </text:list-item>
            <text:list-item>
              <text:p text:style-name="P3">Prediction time: 0.59 sec</text:p>
            </text:list-item>
            <text:list-item>
              <text:p text:style-name="P3">Accuracy </text:p>
            </text:list-item>
          </text:list>
        </text:list-item>
        <text:list-item>
          <text:p text:style-name="P3">Naïve Bayes works really well for text</text:p>
        </text:list-item>
      </text:list>
      <text:p text:style-name="Standard"/>
      <text:p text:style-name="Standard"/>
      <text:p text:style-name="Standard">Support Vector Machines</text:p>
      <text:list xml:id="list39774207" text:style-name="L1">
        <text:list-item>
          <text:p text:style-name="P1">Susceptible to over training.</text:p>
        </text:list-item>
      </text:list>
      <text:list xml:id="list39653022" text:style-name="L2">
        <text:list-item>
          <text:p text:style-name="P2"><text:span text:style-name="T1">SVM not good if there is a huge data set and lots of features. <text:s/>If this is the case SVMs will be slow and prone to over fitting. <text:s/>(What is considered to be 'lots of features' or a 'huge data set'?) Time complexity for training is O(m^3) and space complexity is O(m^2) where m is the training set size. <text:s/>(If I don't want to use more than 1GB of ram for space then I'm limited to a data set of size 32,768.</text:span></text:p>
        </text:list-item>
        <text:list-item>
          <text:p text:style-name="P2"><text:span text:style-name="T1">Doesn't work well with noisy data. <text:s/></text:span></text:p>
        </text:list-item>
        <text:list-item>
          <text:p text:style-name="P2"><text:span text:style-name="T1">Works well with small training sets</text:span></text:p>
        </text:list-item>
        <text:list-item>
          <text:p text:style-name="P2"><text:span text:style-name="T1">Analysis stats (full training set):</text:span></text:p>
          <text:list>
            <text:list-item>
              <text:p text:style-name="P2"><text:span text:style-name="T1">Training time: 359.5 sec (6 minutes)</text:span></text:p>
            </text:list-item>
            <text:list-item>
              <text:p text:style-name="P2"><text:span text:style-name="T1">Prediction time: 37.7 sec</text:span></text:p>
            </text:list-item>
            <text:list-item>
              <text:p text:style-name="P2"><text:span text:style-name="T1">Accuracy: 98.4%</text:span></text:p>
            </text:list-item>
          </text:list>
        </text:list-item>
        <text:list-item>
          <text:p text:style-name="P2"><text:span text:style-name="T1">Analysis stats (1% of training set):</text:span></text:p>
          <text:list>
            <text:list-item>
              <text:p text:style-name="P2"><text:span text:style-name="T1">Training time: 0.196</text:span></text:p>
            </text:list-item>
            <text:list-item>
              <text:p text:style-name="P2"><text:span text:style-name="T1">Prediction time: 2.012 sec</text:span></text:p>
            </text:list-item>
            <text:list-item>
              <text:p text:style-name="P2"><text:span text:style-name="T1">Accuracy: 88.5%</text:span></text:p>
            </text:list-item>
          </text:list>
        </text:list-item>
        <text:list-item>
          <text:p text:style-name="P2"><text:span text:style-name="T1">SVMs don't do very good with text. <text:s/>Naïve Bayes does much better with text than SVMs.</text:span></text:p>
        </text:list-item>
      </text:list>
      <text:p text:style-name="Standard"><text:span text:style-name="T1"/></text:p>
      <text:p text:style-name="Standard"><text:span text:style-name="T1"/></text:p>
      <text:p text:style-name="Standard"><text:span text:style-name="T1">Process to go through when selecting which algorithm to apply to an application:</text:span></text:p>
      <text:list xml:id="list41490207" text:style-name="L5">
        <text:list-item>
          <text:p text:style-name="P5"><text:span text:style-name="T1">Look at the type of data being analyzed. <text:s/>Is it text, data, etc? <text:s/>How much training data is there?</text:span></text:p>
        </text:list-item>
        <text:list-item>
          <text:p text:style-name="P5"><text:span text:style-name="T1">Will over fitting be a problem?</text:span></text:p>
        </text:list-item>
        <text:list-item>
          <text:p text:style-name="P5"><text:span text:style-name="T1">Select a couple algorithms to try</text:span></text:p>
        </text:list-item>
        <text:list-item>
          <text:p text:style-name="P5"><text:span text:style-name="T1">Optimize parameters associated with the algorithm </text:span></text:p>
        </text:list-item>
        <text:list-item>
          <text:p text:style-name="P5"><text:span text:style-name="T1">Compare accuracy, training time, prediction time of the algorithms</text:span></text:p>
        </text:list-item>
        <text:list-item>
          <text:p text:style-name="P5"><text:span text:style-name="T1">(Apparently there is a tool called GridCV that can help optimize... but we'll learn about that later.)</text:span></text:p>
        </text:list-item>
        <text:list-item>
          <text:p text:style-name="P5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1-21T19:58:34.71</meta:creation-date>
    <dc:date>2015-01-21T21:35:02.28</dc:date>
    <meta:editing-duration>PT01H36M24S</meta:editing-duration>
    <meta:editing-cycles>7</meta:editing-cycles>
    <meta:generator>OpenOffice.org/3.1$Win32 OpenOffice.org_project/310m19$Build-9420</meta:generator>
    <meta:document-statistic meta:table-count="0" meta:image-count="0" meta:object-count="0" meta:page-count="1" meta:paragraph-count="33" meta:word-count="313" meta:character-count="1671"/>
  </office:meta>
</office:document-meta>
</file>